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okID</text:p>
          </table:table-cell>
          <table:table-cell table:style-name="ce1" office:value-type="string" calcext:value-type="string">
            <text:p>ISBN13</text:p>
          </table:table-cell>
          <table:table-cell table:style-name="ce1" office:value-type="string" calcext:value-type="string">
            <text:p>Titel</text:p>
          </table:table-cell>
          <table:table-cell table:style-name="ce3" office:value-type="string" calcext:value-type="string">
            <text:p>SpråkID</text:p>
          </table:table-cell>
          <table:table-cell table:style-name="ce3" office:value-type="string" calcext:value-type="string">
            <text:p>Pris</text:p>
          </table:table-cell>
          <table:table-cell table:style-name="ce4" office:value-type="string" calcext:value-type="string">
            <text:p>Utgivningsdatum</text:p>
          </table:table-cell>
          <table:table-cell table:style-name="ce3" office:value-type="string" calcext:value-type="string">
            <text:p>FörfattarID</text:p>
          </table:table-cell>
          <table:table-cell table:style-name="ce3" office:value-type="string" calcext:value-type="string">
            <text:p>FormID</text:p>
          </table:table-cell>
          <table:table-cell table:style-name="ce3" office:value-type="string" calcext:value-type="string">
            <text:p>AntalSidor</text:p>
          </table:table-cell>
          <table:table-cell office:value-type="string" calcext:value-type="string">
            <text:p>GenreID</text:p>
          </table:table-cell>
        </table:table-row>
        <table:table-row table:style-name="ro1">
          <table:table-cell/>
          <table:table-cell office:value-type="float" office:value="9789174130416" calcext:value-type="float">
            <text:p>9789174130416</text:p>
          </table:table-cell>
          <table:table-cell office:value-type="string" calcext:value-type="string">
            <text:p>Da Vinci-kode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09-10-01" calcext:value-type="date">
            <text:p>2009-10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80099537090" calcext:value-type="float">
            <text:p>9780099537090</text:p>
          </table:table-cell>
          <table:table-cell office:value-type="string" calcext:value-type="string">
            <text:p>The Firm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0-10-28" calcext:value-type="date">
            <text:p>2010-10-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0099537090" calcext:value-type="float">
            <text:p>9780099537090</text:p>
          </table:table-cell>
          <table:table-cell office:value-type="string" calcext:value-type="string">
            <text:p>The Firm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0-10-28" calcext:value-type="date">
            <text:p>2010-10-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789175035505" calcext:value-type="float">
            <text:p>9789175035505</text:p>
          </table:table-cell>
          <table:table-cell office:value-type="string" calcext:value-type="string">
            <text:p>I farans riktning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6-06-16" calcext:value-type="date">
            <text:p>2016-06-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9175035505" calcext:value-type="float">
            <text:p>9789175035505</text:p>
          </table:table-cell>
          <table:table-cell office:value-type="string" calcext:value-type="string">
            <text:p>I farans riktning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6-06-16" calcext:value-type="date">
            <text:p>2016-06-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789127179554" calcext:value-type="float">
            <text:p>9789127179554</text:p>
          </table:table-cell>
          <table:table-cell office:value-type="string" calcext:value-type="string">
            <text:p>Potatis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789113122151" calcext:value-type="float">
            <text:p>9789113122151</text:p>
          </table:table-cell>
          <table:table-cell office:value-type="string" calcext:value-type="string">
            <text:p>Omständigheter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89100167127" calcext:value-type="float">
            <text:p>9789100167127</text:p>
          </table:table-cell>
          <table:table-cell office:value-type="string" calcext:value-type="string">
            <text:p>Spindel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89100167127" calcext:value-type="float">
            <text:p>9789100167127</text:p>
          </table:table-cell>
          <table:table-cell office:value-type="string" calcext:value-type="string">
            <text:p>Spindel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9137158686" calcext:value-type="float">
            <text:p>9789137158686</text:p>
          </table:table-cell>
          <table:table-cell office:value-type="string" calcext:value-type="string">
            <text:p>Botgörare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04" calcext:value-type="date">
            <text:p>2022-10-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9137158686" calcext:value-type="float">
            <text:p>9789137158686</text:p>
          </table:table-cell>
          <table:table-cell office:value-type="string" calcext:value-type="string">
            <text:p>Botgörare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04" calcext:value-type="date">
            <text:p>2022-10-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781398518179" calcext:value-type="float">
            <text:p>9781398518179</text:p>
          </table:table-cell>
          <table:table-cell office:value-type="string" calcext:value-type="string">
            <text:p>It starts with us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81398518179" calcext:value-type="float">
            <text:p>9781398518179</text:p>
          </table:table-cell>
          <table:table-cell office:value-type="string" calcext:value-type="string">
            <text:p>It starts with us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781612680194" calcext:value-type="float">
            <text:p>9781612680194</text:p>
          </table:table-cell>
          <table:table-cell office:value-type="string" calcext:value-type="string">
            <text:p>Rich dad Poor dad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date" office:date-value="2017-04-27" calcext:value-type="date">
            <text:p>2017-04-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781612680194" calcext:value-type="float">
            <text:p>9781612680194</text:p>
          </table:table-cell>
          <table:table-cell office:value-type="string" calcext:value-type="string">
            <text:p>Rich dad Poor dad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date" office:date-value="2017-04-27" calcext:value-type="date">
            <text:p>2017-04-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789137152653" calcext:value-type="float">
            <text:p>9789137152653</text:p>
          </table:table-cell>
          <table:table-cell office:value-type="string" calcext:value-type="string">
            <text:p>Gökungen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9137152653" calcext:value-type="float">
            <text:p>9789137152653</text:p>
          </table:table-cell>
          <table:table-cell office:value-type="string" calcext:value-type="string">
            <text:p>Gökungen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23:43.189000000</meta:creation-date>
    <dc:date>2022-11-20T15:11:05.081000000</dc:date>
    <meta:editing-duration>PT15M47S</meta:editing-duration>
    <meta:editing-cycles>5</meta:editing-cycles>
    <meta:generator>LibreOffice/7.4.0.3$Windows_X86_64 LibreOffice_project/f85e47c08ddd19c015c0114a68350214f7066f5a</meta:generator>
    <meta:document-statistic meta:table-count="1" meta:cell-count="199" meta:object-count="0"/>
  </office:meta>
</office:document-meta>
</file>